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paragraph-properties>
        <style:tab-stops>
          <style:tab-stop style:position="16.293cm" style:type="right"/>
        </style:tab-stops>
      </style:paragraph-properties>
    </style:style>
    <style:style style:name="T1" style:family="text">
      <style:text-properties officeooo:rsid="0005be8b"/>
    </style:style>
    <style:style style:name="T2" style:family="text">
      <style:text-properties officeooo:rsid="000703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nsultas <text:span text:style-name="T2"><text:s/></text:span>con mais dunha taboa :</text:p>
      <text:p text:style-name="Preformatted_20_Text">temos dous tipos de consultas basicas :</text:p>
      <text:p text:style-name="Preformatted_20_Text"/>
      <text:p text:style-name="Preformatted_20_Text">a) Cando os datos a amosar atopanse somentes nunha das taboas.</text:p>
      <text:p text:style-name="Preformatted_20_Text"/>
      <text:p text:style-name="Preformatted_20_Text">Neste caso <text:s/>usar subselects (non sempre se pode usar subselects puros).</text:p>
      <text:p text:style-name="Preformatted_20_Text">Un subselect e unha consulta que me devolve un resultado que podo usar como referencia para facer outra consulta. </text:p>
      <text:p text:style-name="Preformatted_20_Text">Exemplo (progresivo):</text:p>
      <text:p text:style-name="Preformatted_20_Text"/>
      <text:p text:style-name="Preformatted_20_Text">a1) amosar <text:s/>codigo do xogador nome do xogador e codigo do equipo dos xogadores do equipo 'e1';</text:p>
      <text:p text:style-name="Preformatted_20_Text"/>
      <text:p text:style-name="Preformatted_20_Text"/>
      <text:p text:style-name="Preformatted_20_Text">x1 <text:s/>luis<text:tab/><text:span text:style-name="T1"><text:tab/></text:span>e1</text:p>
      <text:p text:style-name="Preformatted_20_Text">x5 <text:s/>juan<text:tab/><text:span text:style-name="T1"><text:tab/></text:span>e1</text:p>
      <text:p text:style-name="Preformatted_20_Text">x6 <text:s/>luis<text:tab/><text:span text:style-name="T1"><text:tab/></text:span>e1</text:p>
      <text:p text:style-name="Preformatted_20_Text">x14 federico<text:tab/>e1</text:p>
      <text:p text:style-name="Preformatted_20_Text">x15 leon<text:tab/><text:span text:style-name="T1"><text:tab/></text:span>e1 </text:p>
      <text:p text:style-name="Preformatted_20_Text"/>
      <text:p text:style-name="Preformatted_20_Text">a2) amosar nome do equipo que ten por codigo <text:s text:c="2"/>'e1';</text:p>
      <text:p text:style-name="Preformatted_20_Text"/>
      <text:p text:style-name="Preformatted_20_Text"/>
      <text:p text:style-name="Preformatted_20_Text">cuspedrinos</text:p>
      <text:p text:style-name="Preformatted_20_Text"/>
      <text:p text:style-name="Preformatted_20_Text">a3) amosar codigo do equipo que ten por nome 'cuspedrinos'</text:p>
      <text:p text:style-name="Preformatted_20_Text"/>
      <text:p text:style-name="Preformatted_20_Text"/>
      <text:p text:style-name="Preformatted_20_Text">e1</text:p>
      <text:p text:style-name="Preformatted_20_Text"/>
      <text:p text:style-name="Preformatted_20_Text">a4) amosar <text:s/>codigo do xogador, nome do xogador, e codigo do equipo dos xogadores do equipo 'cuspedrinos';</text:p>
      <text:p text:style-name="Preformatted_20_Text"/>
      <text:p text:style-name="Preformatted_20_Text"/>
      <text:p text:style-name="Preformatted_20_Text">x1 <text:s/>luis<text:tab/>e1</text:p>
      <text:p text:style-name="Preformatted_20_Text">x5 <text:s/>juan<text:tab/>e1</text:p>
      <text:p text:style-name="Preformatted_20_Text">x6 <text:s/>luis<text:tab/>e1</text:p>
      <text:p text:style-name="Preformatted_20_Text">x14 federico<text:tab/>e1</text:p>
      <text:p text:style-name="Preformatted_20_Text">x15 leon<text:tab/><text:span text:style-name="T1"><text:tab/></text:span>e1</text:p>
      <text:p text:style-name="Preformatted_20_Text"/>
      <text:p text:style-name="Preformatted_20_Text">a5)amosar nomes dos equipos nos que hai xogadores</text:p>
      <text:p text:style-name="Preformatted_20_Text"/>
      <text:p text:style-name="Preformatted_20_Text"/>
      <text:p text:style-name="Preformatted_20_Text">cuspedrinos</text:p>
      <text:p text:style-name="Preformatted_20_Text">croques</text:p>
      <text:p text:style-name="Preformatted_20_Text">reboludos</text:p>
      <text:p text:style-name="Preformatted_20_Text">gambusinos</text:p>
      <text:p text:style-name="Preformatted_20_Text"/>
      <text:p text:style-name="Preformatted_20_Text"/>
      <text:p text:style-name="Preformatted_20_Text">a6) amosar nomes dos equipos nos que non hai xogadores:</text:p>
      <text:p text:style-name="Preformatted_20_Text"/>
      <text:p text:style-name="Preformatted_20_Text"/>
      <text:p text:style-name="Preformatted_20_Text">novo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>b) Cando os datos a amosar atopanse en varias das taboas.</text:p>
      <text:p text:style-name="Preformatted_20_Text"/>
      <text:p text:style-name="Preformatted_20_Text">Neste caso e aconsellable usar consultas cruzadas </text:p>
      <text:p text:style-name="Preformatted_20_Text"/>
      <text:p text:style-name="Preformatted_20_Text">unha consulta cruzada e aquela que pon os nomes das taboas e as relacions necesarias que hai entre elas na clausula where </text:p>
      <text:p text:style-name="Preformatted_20_Text"/>
      <text:p text:style-name="Preformatted_20_Text">Exemplo: </text:p>
      <text:p text:style-name="Preformatted_20_Text"/>
      <text:p text:style-name="Preformatted_20_Text">b1)amosar <text:s/>codigo do xogador, nome do xogador, e nome do equipo de todos os xogadores;</text:p>
      <text:p text:style-name="Preformatted_20_Text"/>
      <text:p text:style-name="Preformatted_20_Text"/>
      <text:p text:style-name="Preformatted_20_Text">x1 <text:s/>luis<text:tab/><text:span text:style-name="T1"><text:tab/></text:span>cuspedrinos</text:p>
      <text:p text:style-name="Preformatted_20_Text">x2 <text:s/>juan<text:tab/><text:span text:style-name="T1"><text:tab/></text:span>croques</text:p>
      <text:p text:style-name="Preformatted_20_Text">x3 <text:s/>pedro<text:tab/>reboludos</text:p>
      <text:p text:style-name="Preformatted_20_Text">x4 <text:s/>alberto<text:tab/>gambusinos</text:p>
      <text:p text:style-name="Preformatted_20_Text">x5 <text:s/>juan<text:tab/>c<text:span text:style-name="T1"><text:tab/></text:span>uspedrinos</text:p>
      <text:p text:style-name="Preformatted_20_Text">x6 <text:s/>luis<text:tab/><text:span text:style-name="T1"><text:tab/></text:span>cuspedrinos</text:p>
      <text:p text:style-name="Preformatted_20_Text">x7 <text:s/>carlo<text:span text:style-name="T1"><text:tab/></text:span>s<text:tab/>croques</text:p>
      <text:p text:style-name="Preformatted_20_Text">x8 <text:s/>pedro<text:tab/>reboludos</text:p>
      <text:p text:style-name="Preformatted_20_Text">x9 <text:s/>bent<text:tab/><text:span text:style-name="T1"><text:tab/></text:span>reboludos</text:p>
      <text:p text:style-name="Preformatted_20_Text">x10 manuel<text:tab/>reboludos</text:p>
      <text:p text:style-name="Preformatted_20_Text">x11 antonio<text:tab/>croques</text:p>
      <text:p text:style-name="Preformatted_20_Text">x12 eliseo<text:tab/>reboludos</text:p>
      <text:p text:style-name="Preformatted_20_Text">x13 juan<text:tab/><text:span text:style-name="T1"><text:tab/></text:span>gambusinos</text:p>
      <text:p text:style-name="Preformatted_20_Text">x14 federico<text:tab/>cuspedrinos</text:p>
      <text:p text:style-name="Preformatted_20_Text">x15 leon<text:tab/><text:span text:style-name="T1"> <text:s/><text:tab/></text:span>cuspedrinos</text:p>
      <text:p text:style-name="Preformatted_20_Text"/>
      <text:p text:style-name="Preformatted_20_Text">nota IMPORTANTE: observar que debemos <text:s/>por o nome da taboa antes do campo a seleccionar cando <text:s/>un campo que se chama igual en duas taboas que forman parte da consulta , por iso na cunsulta anterior como queremos comparar o codigo do equipo da taboa xogador co codigo do equipo na taboa equipo tivemos que por : .... where xogador.codequ=equipo.codequ;</text:p>
      <text:p text:style-name="Preformatted_20_Text"/>
      <text:p text:style-name="Preformatted_20_Text">b2) amosar <text:s/>codigo do xogador, nome do xogador, e nome do equipo dos xogadores do equipo 'cuspedrinos' . (Non pode facerse con subselects porque <text:s/>quero amosar datos de duas taboas distintas <text:s/>e <text:s/>non existe nome de equipo na primeira taboa). </text:p>
      <text:p text:style-name="Preformatted_20_Text"/>
      <text:p text:style-name="Preformatted_20_Text"/>
      <text:p text:style-name="Preformatted_20_Text"/>
      <text:p text:style-name="Preformatted_20_Text">x1 <text:s/>luis<text:tab/>cuspedrinos</text:p>
      <text:p text:style-name="Preformatted_20_Text">x5 <text:s/>juan<text:tab/>cuspedrinos</text:p>
      <text:p text:style-name="Preformatted_20_Text">x6 <text:s/>luis<text:tab/>cuspedrinos</text:p>
      <text:p text:style-name="Preformatted_20_Text">x14 federico<text:tab/>cuspedrinos</text:p>
      <text:p text:style-name="Preformatted_20_Text">x15 leon<text:tab/>cuspedrinos</text:p>
      <text:p text:style-name="Preformatted_20_Text"/>
      <text:p text:style-name="Preformatted_20_Text"/>
      <text:p text:style-name="Preformatted_20_Text"/>
      <text:p text:style-name="P1">Consultas a resolver polos alumnos</text:p>
      <text:p text:style-name="Preformatted_20_Text"/>
      <text:p text:style-name="Preformatted_20_Text">1)amosar codigos,nomes e data dos partidos que se xogaron no estadio de codigo 'es1' </text:p>
      <text:p text:style-name="Preformatted_20_Text"/>
      <text:p text:style-name="Preformatted_20_Text">p1 <text:s/>cuspedrinoscroques<text:tab/> <text:s/>02.03.2010 00:00:00</text:p>
      <text:p text:style-name="Preformatted_20_Text">p2 <text:s/>croquesreboludos<text:tab/> <text:s/>02.06.2010 00:00:00</text:p>
      <text:p text:style-name="Preformatted_20_Text">p6 <text:s/>croquesreboludos<text:tab/> <text:s/>07.09.2010 00:00:00</text:p>
      <text:p text:style-name="Preformatted_20_Text"/>
      <text:p text:style-name="Preformatted_20_Text">2)amosar codigos,nomes e data dos partidos que se xogaron no estadio de nome 'playero' </text:p>
      <text:p text:style-name="Preformatted_20_Text"/>
      <text:p text:style-name="Preformatted_20_Text">p1 <text:s/>cuspedrinoscroques<text:tab/> <text:s/>02.03.2010 00:00:00</text:p>
      <text:p text:style-name="P2">p2 <text:s/>croquesreboludos<text:tab/> <text:s/>02.06.2010 00:00:00</text:p>
      <text:p text:style-name="Preformatted_20_Text">p6 <text:s/>croquesreboludos<text:tab/> <text:s/>07.09.2010 00:00:00</text:p>
      <text:p text:style-name="Preformatted_20_Text"/>
      <text:p text:style-name="Preformatted_20_Text">3)amosar codigo ,nomes, datas e nomes dos estadios onde se celebraron os partidos con data posterior ao '13/6/2010'</text:p>
      <text:p text:style-name="Preformatted_20_Text"/>
      <text:p text:style-name="Preformatted_20_Text">p6 <text:s/>croquesreboludos<text:tab/> <text:s/>07.09.2010 00:00:00 playero</text:p>
      <text:p text:style-name="Preformatted_20_Text">p5 <text:s/>gambusinoscuspedrinos 07.07.2010 00:00:00 plano</text:p>
      <text:p text:style-name="Preformatted_20_Text">p7 <text:s/>cuspedrinoscroques<text:tab/> <text:s/>07.10.2010 00:00:00 aereo</text:p>
      <text:p text:style-name="Preformatted_20_Text">p4 <text:s/>croquesreboludos<text:tab/> <text:s/>17.07.2010 00:00:00 aereo</text:p>
      <text:p text:style-name="Preformatted_20_Text"/>
      <text:p text:style-name="Preformatted_20_Text"/>
      <text:p text:style-name="Preformatted_20_Text">4)amosar codigo ,nomes , datas e nome dos estadios <text:s text:c="2"/>onde se celebraron os partidos con data posterior ao '13/6/2010' no estadio de nome 'aereo'.</text:p>
      <text:p text:style-name="Preformatted_20_Text"/>
      <text:p text:style-name="Preformatted_20_Text">p4 <text:s/>croquesreboludos<text:tab/> <text:s/>17.07.2010 00:00:00 aereo</text:p>
      <text:p text:style-name="Preformatted_20_Text">p7 <text:s/>cuspedrinoscroques<text:tab/> <text:s/>07.10.2010 00:00:00 aereo</text:p>
      <text:p text:style-name="Preformatted_20_Text"/>
      <text:p text:style-name="Preformatted_20_Text"/>
      <text:p text:style-name="Preformatted_20_Text">5) cantos partidos se xogaron no estadio 'es1'</text:p>
      <text:p text:style-name="Preformatted_20_Text"/>
      <text:p text:style-name="Preformatted_20_Text"/>
      <text:p text:style-name="Preformatted_20_Text">3</text:p>
      <text:p text:style-name="Preformatted_20_Text"/>
      <text:p text:style-name="Preformatted_20_Text">6) cantos partidos se xogaron no estadio 'playero'</text:p>
      <text:p text:style-name="Preformatted_20_Text"/>
      <text:p text:style-name="Preformatted_20_Text"/>
      <text:p text:style-name="Preformatted_20_Text">3</text:p>
      <text:p text:style-name="Preformatted_20_Text"/>
      <text:p text:style-name="Preformatted_20_Text">7) de cantos xogadores que posuen unha letra 'a' no seu nome non se sabe o seu salario </text:p>
      <text:p text:style-name="Preformatted_20_Text"/>
      <text:p text:style-name="Preformatted_20_Text"/>
      <text:p text:style-name="Preformatted_20_Text"><text:tab/> 2</text:p>
      <text:p text:style-name="Preformatted_20_Text"/>
      <text:p text:style-name="Preformatted_20_Text">8) Amosar codigo e nome dos xogadores que posuan unha letra 'n' no seu nome ou pertencen ao equipo 'cuspedrinos'.</text:p>
      <text:p text:style-name="Preformatted_20_Text"/>
      <text:p text:style-name="Preformatted_20_Text">x1 <text:s/>luis</text:p>
      <text:p text:style-name="Preformatted_20_Text">x2 <text:s/>juan</text:p>
      <text:p text:style-name="Preformatted_20_Text">x5 <text:s/>juan</text:p>
      <text:p text:style-name="Preformatted_20_Text">x6 <text:s/>luis</text:p>
      <text:p text:style-name="Preformatted_20_Text">x9 <text:s/>bent</text:p>
      <text:p text:style-name="Preformatted_20_Text">x10 manuel</text:p>
      <text:p text:style-name="Preformatted_20_Text">x11 antonio</text:p>
      <text:p text:style-name="Preformatted_20_Text">x13 juan</text:p>
      <text:p text:style-name="Preformatted_20_Text">x14 federico</text:p>
      <text:p text:style-name="Preformatted_20_Text">x15 leon</text:p>
      <text:p text:style-name="Preformatted_20_Text"/>
      <text:p text:style-name="Preformatted_20_Text"/>
      <text:p text:style-name="Preformatted_20_Text">9) Amosar <text:s/>nomes de equipo que adestraran no estadio 'es1'</text:p>
      <text:p text:style-name="Preformatted_20_Text"/>
      <text:p text:style-name="Preformatted_20_Text">cuspedrinos</text:p>
      <text:p text:style-name="Preformatted_20_Text">gambusinos</text:p>
      <text:p text:style-name="Preformatted_20_Text"/>
      <text:p text:style-name="Preformatted_20_Text"><text:soft-page-break/>9) Amosar <text:s/>nomes de equipo que adestraron no estadio de nome 'playero'</text:p>
      <text:p text:style-name="Preformatted_20_Text"/>
      <text:p text:style-name="Preformatted_20_Text">cuspedrinos</text:p>
      <text:p text:style-name="Preformatted_20_Text">gambusinos</text:p>
      <text:p text:style-name="Preformatted_20_Text"/>
      <text:p text:style-name="Preformatted_20_Text">10) amosar para cada codigo e nome xogador o codigo e nome dos partidos que xogou asi como con que posto xogou en cada partido <text:s/></text:p>
      <text:p text:style-name="Preformatted_20_Text"/>
      <text:p text:style-name="Preformatted_20_Text"/>
      <text:p text:style-name="Preformatted_20_Text">x1 <text:s/><text:tab/>luis<text:tab/><text:tab/>p1<text:tab/> <text:s text:c="4"/>1</text:p>
      <text:p text:style-name="Preformatted_20_Text">x3 <text:s/><text:tab/>pedro<text:tab/><text:tab/>p1<text:tab/> <text:s text:c="4"/>5</text:p>
      <text:p text:style-name="Preformatted_20_Text">x5 <text:s/><text:tab/>juan<text:tab/><text:tab/>p2<text:tab/> <text:s text:c="4"/>1</text:p>
      <text:p text:style-name="Preformatted_20_Text">x6 <text:tab/> luis<text:tab/><text:tab/>p2<text:tab/> <text:s text:c="4"/>2</text:p>
      <text:p text:style-name="Preformatted_20_Text">x6 <text:s/><text:tab/>luis<text:tab/><text:tab/>p1<text:tab/> <text:s text:c="4"/>3</text:p>
      <text:p text:style-name="Preformatted_20_Text">x8 <text:s/><text:tab/>pedro<text:tab/><text:tab/>p1<text:tab/> <text:s text:c="4"/>6</text:p>
      <text:p text:style-name="Preformatted_20_Text">x9 <text:s/><text:tab/>bent<text:tab/><text:tab/>p2<text:tab/> <text:s text:c="4"/>3</text:p>
      <text:p text:style-name="Preformatted_20_Text">x10 <text:tab/>manuel<text:tab/><text:tab/>p3<text:tab/> <text:s text:c="4"/>1</text:p>
      <text:p text:style-name="Preformatted_20_Text">x10 <text:tab/>manuel<text:tab/><text:tab/>p2<text:tab/> <text:s text:c="4"/>4</text:p>
      <text:p text:style-name="Preformatted_20_Text">x11 <text:tab/>antonio<text:tab/><text:tab/>p2<text:tab/> <text:s text:c="4"/>6</text:p>
      <text:p text:style-name="Preformatted_20_Text">x15 <text:tab/>leon<text:tab/><text:tab/>p1<text:tab/> <text:s text:c="4"/>2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Arial Unicode MS" style:font-size-asian="12pt" style:language-asian="es" style:country-asian="ES" style:font-name-complex="Arial Unicode M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es" fo:country="ES" style:font-name-asian="Arial Unicode MS" style:font-size-asian="12pt" style:language-asian="es" style:country-asian="ES" style:font-name-complex="Arial Unicode MS" style:font-size-complex="12pt" style:language-complex="es" style:country-complex="E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fo:font-size="10pt" style:font-name-asian="Times New Roman" style:font-family-asian="'Times New Roman'" style:font-family-generic-asian="roman" style:font-size-asian="10pt" style:font-name-complex="Times New Roman" style:font-family-complex="'Times New Roman'" style:font-family-generic-complex="roman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3T19:19:19.520113194</dc:date>
    <meta:generator>LibreOffice/7.3.7.2$Linux_X86_64 LibreOffice_project/30$Build-2</meta:generator>
    <meta:editing-duration>PT2H48M47S</meta:editing-duration>
    <meta:editing-cycles>8</meta:editing-cycles>
    <meta:document-statistic meta:table-count="0" meta:image-count="0" meta:object-count="0" meta:page-count="4" meta:paragraph-count="108" meta:word-count="684" meta:character-count="4190" meta:non-whitespace-character-count="3430"/>
  </office:meta>
</office:document-meta>
</file>